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 fo:font-size="16pt" style:font-size-asian="16pt" style:font-size-complex="16pt"/>
    </style:style>
    <style:style style:name="P2" style:parent-style-name="Standard" style:family="paragraph">
      <style:text-properties style:font-name="Verdana" fo:font-size="16pt" style:font-size-asian="16pt" style:font-size-complex="16pt"/>
    </style:style>
    <style:style style:name="P3" style:parent-style-name="Standard" style:family="paragraph">
      <style:text-properties style:font-name="Verdana" fo:font-weight="bold" style:font-weight-asian="bold" fo:font-size="16pt" style:font-size-asian="16pt" style:font-size-complex="16pt"/>
    </style:style>
    <style:style style:name="P4" style:parent-style-name="Standard" style:family="paragraph">
      <style:text-properties style:font-name="Verdana" fo:font-size="16pt" style:font-size-asian="16pt" style:font-size-complex="16pt"/>
    </style:style>
    <style:style style:name="P5" style:parent-style-name="Standard" style:family="paragraph">
      <style:text-properties style:font-name="Verdana" fo:font-size="16pt" style:font-size-asian="16pt" style:font-size-complex="16pt"/>
    </style:style>
    <style:style style:name="P6" style:parent-style-name="Standard" style:family="paragraph">
      <style:text-properties style:font-name="Verdana" fo:font-size="16pt" style:font-size-asian="16pt" style:font-size-complex="16pt"/>
    </style:style>
    <style:style style:name="T7" style:parent-style-name="DefaultParagraphFont" style:family="text">
      <style:text-properties style:font-name="Verdana" fo:font-size="16pt" style:font-size-asian="16pt" style:font-size-complex="16pt"/>
    </style:style>
    <style:style style:name="T8" style:parent-style-name="DefaultParagraphFont" style:family="text">
      <style:text-properties style:font-name="Verdana" fo:font-size="16pt" style:font-size-asian="16pt" style:font-size-complex="16pt"/>
    </style:style>
    <style:style style:name="T9" style:parent-style-name="DefaultParagraphFont" style:family="text">
      <style:text-properties style:font-name="Verdana" fo:font-style="italic" style:font-style-asian="italic" style:font-style-complex="italic" fo:font-size="16pt" style:font-size-asian="16pt" style:font-size-complex="16pt"/>
    </style:style>
    <style:style style:name="T10" style:parent-style-name="DefaultParagraphFont" style:family="text">
      <style:text-properties style:font-name="Verdana" fo:font-size="16pt" style:font-size-asian="16pt" style:font-size-complex="16pt"/>
    </style:style>
    <style:style style:name="T11" style:parent-style-name="DefaultParagraphFont" style:family="text">
      <style:text-properties style:font-name="Verdana" fo:font-size="16pt" style:font-size-asian="16pt" style:font-size-complex="16pt"/>
    </style:style>
    <style:style style:name="P12" style:parent-style-name="Standard" style:family="paragraph">
      <style:text-properties style:font-name="Verdana" fo:font-size="16pt" style:font-size-asian="16pt" style:font-size-complex="16pt"/>
    </style:style>
    <style:style style:name="P13" style:parent-style-name="Standard" style:family="paragraph">
      <style:text-properties style:font-name="Verdana" fo:font-size="16pt" style:font-size-asian="16pt" style:font-size-complex="16pt"/>
    </style:style>
    <style:style style:name="P14" style:parent-style-name="Standard" style:family="paragraph">
      <style:text-properties style:font-name="Verdana" fo:font-size="16pt" style:font-size-asian="16pt" style:font-size-complex="16pt"/>
    </style:style>
    <style:style style:name="P15" style:parent-style-name="Standard" style:family="paragraph">
      <style:text-properties style:font-name="Verdana" fo:font-size="16pt" style:font-size-asian="16pt" style:font-size-complex="16pt"/>
    </style:style>
    <style:style style:name="P16" style:parent-style-name="Standard" style:family="paragraph">
      <style:text-properties style:font-name="Verdana" fo:font-size="16pt" style:font-size-asian="16pt" style:font-size-complex="16pt"/>
    </style:style>
    <style:style style:name="P17" style:parent-style-name="Standard" style:family="paragraph">
      <style:text-properties style:font-name="Verdana" fo:font-size="16pt" style:font-size-asian="16pt" style:font-size-complex="16pt"/>
    </style:style>
    <style:style style:name="P18" style:parent-style-name="Standard" style:family="paragraph">
      <style:text-properties style:font-name="Verdana" fo:font-size="16pt" style:font-size-asian="16pt" style:font-size-complex="16pt"/>
    </style:style>
    <style:style style:name="P19" style:parent-style-name="Standard" style:family="paragraph">
      <style:text-properties style:font-name="Verdana" fo:font-size="16pt" style:font-size-asian="16pt" style:font-size-complex="16pt"/>
    </style:style>
    <style:style style:name="P20" style:parent-style-name="Standard" style:family="paragraph">
      <style:text-properties style:font-name="Verdana" fo:font-size="16pt" style:font-size-asian="16pt" style:font-size-complex="16pt"/>
    </style:style>
    <style:style style:name="P21" style:parent-style-name="Standard" style:family="paragraph">
      <style:text-properties style:font-name="Verdana" fo:font-size="16pt" style:font-size-asian="16pt" style:font-size-complex="16pt"/>
    </style:style>
    <style:style style:name="P22" style:parent-style-name="Standard" style:family="paragraph">
      <style:text-properties style:font-name="Verdana" fo:font-size="16pt" style:font-size-asian="16pt" style:font-size-complex="16pt"/>
    </style:style>
    <style:style style:name="P23" style:parent-style-name="Standard" style:family="paragraph">
      <style:text-properties style:font-name="Verdana" fo:font-size="16pt" style:font-size-asian="16pt" style:font-size-complex="16pt"/>
    </style:style>
    <style:style style:name="P24" style:parent-style-name="Standard" style:family="paragraph">
      <style:text-properties style:font-name="Verdana" fo:font-size="16pt" style:font-size-asian="16pt" style:font-size-complex="16pt"/>
    </style:style>
    <style:style style:name="P25" style:parent-style-name="Standard" style:family="paragraph">
      <style:text-properties style:font-name="Verdana" fo:font-size="16pt" style:font-size-asian="16pt" style:font-size-complex="16pt"/>
    </style:style>
    <style:style style:name="P26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7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28" style:parent-style-name="Standard" style:family="paragraph">
      <style:text-properties style:font-name="Verdana" fo:font-size="16pt" style:font-size-asian="16pt" style:font-size-complex="16pt"/>
    </style:style>
    <style:style style:name="P29" style:parent-style-name="Standard" style:family="paragraph">
      <style:text-properties style:font-name="Verdana" fo:font-size="16pt" style:font-size-asian="16pt" style:font-size-complex="16pt"/>
    </style:style>
    <style:style style:name="P30" style:parent-style-name="Standard" style:family="paragraph">
      <style:text-properties style:font-name="Verdana" fo:font-size="16pt" style:font-size-asian="16pt" style:font-size-complex="16pt"/>
    </style:style>
    <style:style style:name="P31" style:parent-style-name="Standard" style:family="paragraph">
      <style:text-properties style:font-name="Verdana" fo:font-size="16pt" style:font-size-asian="16pt" style:font-size-complex="16pt"/>
    </style:style>
    <style:style style:name="P32" style:parent-style-name="Standard" style:family="paragraph">
      <style:text-properties style:font-name="Verdana" fo:font-size="16pt" style:font-size-asian="16pt" style:font-size-complex="16pt"/>
    </style:style>
    <style:style style:name="P33" style:parent-style-name="Standard" style:family="paragraph">
      <style:text-properties style:font-name="Verdana" fo:font-size="16pt" style:font-size-asian="16pt" style:font-size-complex="16pt"/>
    </style:style>
    <style:style style:name="P34" style:parent-style-name="Standard" style:family="paragraph">
      <style:text-properties style:font-name="Verdana" fo:font-size="16pt" style:font-size-asian="16pt" style:font-size-complex="16pt"/>
    </style:style>
    <style:style style:name="P35" style:parent-style-name="Standard" style:family="paragraph">
      <style:text-properties style:font-name="Verdana" fo:font-weight="bold" style:font-weight-asian="bold" style:font-weight-complex="bold" fo:font-size="16pt" style:font-size-asian="16pt" style:font-size-complex="16pt"/>
    </style:style>
    <style:style style:name="P36" style:parent-style-name="Standard" style:family="paragraph">
      <style:text-properties style:font-name="Verdana" fo:font-size="16pt" style:font-size-asian="16pt" style:font-size-complex="16pt"/>
    </style:style>
    <style:style style:name="P37" style:parent-style-name="Standard" style:family="paragraph">
      <style:text-properties style:font-name="Verdana" fo:font-size="16pt" style:font-size-asian="16pt" style:font-size-complex="16pt"/>
    </style:style>
    <style:style style:name="P38" style:parent-style-name="Standard" style:family="paragraph">
      <style:text-properties style:font-name="Verdana" fo:font-size="16pt" style:font-size-asian="16pt" style:font-size-complex="16pt"/>
    </style:style>
    <style:style style:name="P39" style:parent-style-name="Standard" style:family="paragraph">
      <style:text-properties style:font-name="Verdana" fo:font-size="16pt" style:font-size-asian="16pt" style:font-size-complex="16pt"/>
    </style:style>
    <style:style style:name="P40" style:parent-style-name="Standard" style:family="paragraph">
      <style:text-properties style:font-name="Verdana" fo:font-size="16pt" style:font-size-asian="16pt" style:font-size-complex="16pt"/>
    </style:style>
    <style:style style:name="P41" style:parent-style-name="Standard" style:family="paragraph">
      <style:text-properties style:font-name="Verdana" fo:font-size="16pt" style:font-size-asian="16pt" style:font-size-complex="16pt"/>
    </style:style>
    <style:style style:name="P42" style:parent-style-name="Standard" style:family="paragraph">
      <style:text-properties style:font-name="Verdana" fo:font-size="16pt" style:font-size-asian="16pt" style:font-size-complex="16pt"/>
    </style:style>
    <style:style style:name="P43" style:parent-style-name="Standard" style:family="paragraph">
      <style:text-properties style:font-name="Verdana" fo:font-size="16pt" style:font-size-asian="16pt" style:font-size-complex="16pt"/>
    </style:style>
    <style:style style:name="P44" style:parent-style-name="Standard" style:family="paragraph">
      <style:text-properties style:font-name="Verdana" fo:font-size="16pt" style:font-size-asian="16pt" style:font-size-complex="16pt"/>
    </style:style>
    <style:style style:name="P45" style:parent-style-name="Standard" style:family="paragraph">
      <style:text-properties style:font-name="Verdana" fo:font-size="16pt" style:font-size-asian="16pt" style:font-size-complex="16pt"/>
    </style:style>
    <style:style style:name="P46" style:parent-style-name="Standard" style:family="paragraph">
      <style:text-properties style:font-name="Verdana" fo:font-size="16pt" style:font-size-asian="16pt" style:font-size-complex="16pt"/>
    </style:style>
    <style:style style:name="P47" style:parent-style-name="Standard" style:family="paragraph">
      <style:text-properties style:font-name="Verdana" fo:font-size="16pt" style:font-size-asian="16pt" style:font-size-complex="16pt"/>
    </style:style>
  </office:automatic-styles>
  <office:body>
    <office:text text:use-soft-page-breaks="true">
      <text:p text:style-name="P1">BOOK ONE CHAPTER FOUR</text:p>
      <text:p text:style-name="P2"/>
      <text:p text:style-name="P3">Freedom of Thought</text:p>
      <text:p text:style-name="P4"/>
      <text:p text:style-name="P5">As we saw in Germany the traditional way of disseminating knowledge was always to have a master and a disciple. <text:s/>In fact, someone starting out in the trades was<text:s/>given the designation of “apprentice”.</text:p>
      <text:p text:style-name="P6"/>
      <text:p text:style-name="Standard"><text:span text:style-name="T7">With the enlightenment, learning began to change, and became a more literate type of learning. <text:s/>Ideas were gathered from more sources than from just one master (or a few masters if one became a Journeyman in the Appr</text:span><text:span text:style-name="T8">entice-master System). <text:s/>Of particular influence was Euclid's<text:s/></text:span><text:span text:style-name="T9">Geometry</text:span><text:span text:style-name="T10">, which demonstrated that the universe had to obey mathematical rules. <text:s/>The progress that the early scientists made with combining math with the natural world, including renown early scie</text:span><text:span text:style-name="T11">ntists like Newton, Kepler and Galileo, was particularly influential in France.</text:span></text:p>
      <text:p text:style-name="P12"/>
      <text:p text:style-name="P13">France was one of the centers of intellectual life in Europe. <text:s/>People in Paris, the city of artists and poets, began to develop a philosophy of free thought. <text:s/>It is in Paris where the first modern type of Universities were developed.</text:p>
      <text:p text:style-name="P14"/>
      <text:p text:style-name="P15">It may surprise people who have attended modern Universities around the Western World, but Universities were not always areas of free thinking in the West. <text:s/>Most Universities started out with a strict religious agenda. <text:s/>Before the Enlightenment the only people who had use of philosophical knowledge were priests or monks attending the seminary. <text:s/>There were no university posts dedicated to scientists. <text:s/>There was however an interest in explaining the<text:s/>universe better in order to better understand the<text:s/><text:soft-page-break/>machinations of the natural world and thus discover further information about the Creator.</text:p>
      <text:p text:style-name="P16">The German word for science “Wissenschaft” is the most accurate name for science. <text:s/>This word implies the process of<text:s/>orderly discovery.</text:p>
      <text:p text:style-name="P17"/>
      <text:p text:style-name="P18">Before one can have orderly discovery, one must forget all the knowledge one thinks one knows. <text:s/>This is where Descartes comes in.</text:p>
      <text:p text:style-name="P19"/>
      <text:p text:style-name="P20">It is no accident that an early-Enlightenment philosopher would also be a mathematician. <text:s/>Math was the language of the universe. <text:s/>Descartes considered himself to be a mathematician, but also a philosopher. <text:s/></text:p>
      <text:p text:style-name="P21"/>
      <text:p text:style-name="P22">His influential work on philosophy was called the</text:p>
      <text:p text:style-name="P23"/>
      <text:p text:style-name="P24">Here Descartes shows up with his ugly face in the back of other famous intellectuals meeting in Paris coffee houses.</text:p>
      <text:p text:style-name="P25"/>
      <text:p text:style-name="P26">What Does Professionalism have to do with Science?</text:p>
      <text:p text:style-name="P27"/>
      <text:p text:style-name="P28">Scientists work on the system of professional merit. <text:s/>It is almost a calling, because they are interested in making a difference for humanity which goes beyond that of their own<text:s/>careers. <text:s/>A scientist would not lie because the walls of social learning have made this behavior impossible.</text:p>
      <text:p text:style-name="P29"/>
      <text:p text:style-name="P30">The evolution of science includes the evolution of the way that scientists work. <text:s/>Science is more accurately described by the German word “Wissenschaft”, the process of obtaining “Wissen” or intellectual capital. <text:s text:c="2"/>Thus, the process of science benefits from the intellectual capital of creating technology and the intellectual capital of analyzing data.</text:p>
      <text:p text:style-name="P31"/>
      <text:p text:style-name="P32">Malthus was way ahead of his time.<text:s text:c="2"/>Today, modern science uses regression analysis to see if things are correlated over several generations.</text:p>
      <text:p text:style-name="P33"/>
      <text:p text:style-name="P34"/>
      <text:p text:style-name="P35">French Universities were Model Universities</text:p>
      <text:p text:style-name="P36"/>
      <text:p text:style-name="P37">“The University” means “The Faculty” in French.</text:p>
      <text:p text:style-name="P38"/>
      <text:p text:style-name="P39">Counsels of peers have formed the intelligentsia… counsels of peers was how the relatively egalitarian structure of society of pre-revolutionary France was organized.</text:p>
      <text:p text:style-name="P40"/>
      <text:p text:style-name="P41">The informal rings of peers, like those that had reviewed Descartes work, took on students and created their own curriculum. <text:s/>In modern Universities professors still create their own<text:s/>curricula.</text:p>
      <text:p text:style-name="P42"/>
      <text:p text:style-name="P43">Freedom of thought is a central creed of modern universities. <text:s/>There has even been<text:s/>a movement to have Universities sign on to an official statement that sanctions the rights of members of the University to be able to express their freedom of opinion.<text:s text:c="2"/>The University has historically gotten utility out of geniuses working long hours for a cause that is greater than themselves, so the freedom of academia is something that works.</text:p>
      <text:p text:style-name="P44"/>
      <text:p text:style-name="P45">In the modern era, Universities foster intellectual capital that is available worldwide. <text:s/>Even if the newest intellectual capital is patented, old intellectual capital that is free to use is available worldwide. <text:s/>Next it is up to societies to use this intellectual capital.<text:s/></text:p>
      <text:p text:style-name="P46"/>
      <text:p text:style-name="P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obert B</meta:initial-creator>
    <dc:creator>Yolanda</dc:creator>
    <meta:creation-date>2017-12-10T09:10:00Z</meta:creation-date>
    <dc:date>2017-12-14T19:46:00Z</dc:date>
    <meta:template xlink:href="Normal.dotm" xlink:type="simple"/>
    <meta:editing-cycles>6</meta:editing-cycles>
    <meta:editing-duration>PT6540S</meta:editing-duration>
    <meta:document-statistic meta:page-count="4" meta:paragraph-count="8" meta:word-count="637" meta:character-count="4266" meta:row-count="30" meta:non-whitespace-character-count="3637"/>
  </office:meta>
</office:document-meta>
</file>